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Ubuntu" officeooo:rsid="0015f11b" officeooo:paragraph-rsid="0015f11b"/>
    </style:style>
    <style:style style:name="P2" style:family="paragraph" style:parent-style-name="Standard">
      <style:text-properties style:font-name="Ubuntu" officeooo:rsid="0015f11b" officeooo:paragraph-rsid="001afe89"/>
    </style:style>
    <style:style style:name="P3" style:family="paragraph" style:parent-style-name="Standard">
      <style:text-properties style:font-name="Ubuntu" officeooo:rsid="001afe89" officeooo:paragraph-rsid="001afe89"/>
    </style:style>
    <style:style style:name="P4" style:family="paragraph" style:parent-style-name="Standard">
      <style:text-properties style:font-name="Ubuntu" fo:font-size="14pt" fo:font-weight="bold" officeooo:rsid="00231bbf" officeooo:paragraph-rsid="00231bbf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Ubuntu" officeooo:rsid="00231bbf" officeooo:paragraph-rsid="00323c88"/>
    </style:style>
    <style:style style:name="P6" style:family="paragraph" style:parent-style-name="Standard">
      <style:text-properties style:font-name="Ubuntu" officeooo:rsid="007fb515" officeooo:paragraph-rsid="007fb515"/>
    </style:style>
    <style:style style:name="P7" style:family="paragraph" style:parent-style-name="Standard">
      <style:text-properties style:font-name="Ubuntu" officeooo:rsid="007fb515" officeooo:paragraph-rsid="008c2a55"/>
    </style:style>
    <style:style style:name="P8" style:family="paragraph" style:parent-style-name="Standard">
      <style:text-properties style:font-name="Ubuntu" officeooo:rsid="008112ca" officeooo:paragraph-rsid="008112ca"/>
    </style:style>
    <style:style style:name="P9" style:family="paragraph" style:parent-style-name="Standard">
      <style:text-properties style:font-name="Ubuntu" officeooo:rsid="008c2a55" officeooo:paragraph-rsid="008c2a55"/>
    </style:style>
    <style:style style:name="P10" style:family="paragraph" style:parent-style-name="Standard">
      <style:paragraph-properties fo:text-align="justify" style:justify-single-word="false"/>
      <style:text-properties style:font-name="Ubuntu" officeooo:rsid="0099f2da" officeooo:paragraph-rsid="0099f2da"/>
    </style:style>
    <style:style style:name="P11" style:family="paragraph" style:parent-style-name="Standard">
      <style:text-properties style:font-name="Ubuntu" officeooo:rsid="008868e1" officeooo:paragraph-rsid="008c2a55"/>
    </style:style>
    <style:style style:name="P12" style:family="paragraph" style:parent-style-name="Table_20_Contents">
      <style:text-properties style:font-name="Ubuntu" officeooo:rsid="001afe89" officeooo:paragraph-rsid="001afe89"/>
    </style:style>
    <style:style style:name="P13" style:family="paragraph" style:parent-style-name="Table_20_Contents">
      <style:text-properties style:font-name="Ubuntu" fo:font-size="14pt" fo:font-weight="bold" officeooo:rsid="001afe89" officeooo:paragraph-rsid="001afe89" style:font-size-asian="14pt" style:font-weight-asian="bold" style:font-size-complex="14pt" style:font-weight-complex="bold"/>
    </style:style>
    <style:style style:name="P14" style:family="paragraph" style:parent-style-name="Table_20_Contents">
      <style:text-properties style:font-name="Ubuntu" officeooo:rsid="0028ad1c" officeooo:paragraph-rsid="0028ad1c"/>
    </style:style>
    <style:style style:name="P15" style:family="paragraph" style:parent-style-name="Standard">
      <style:paragraph-properties fo:margin-left="0.72cm" fo:margin-right="0cm" fo:text-align="justify" style:justify-single-word="false" fo:text-indent="0cm" style:auto-text-indent="false"/>
      <style:text-properties style:font-name="Ubuntu" officeooo:rsid="0090f9c8" officeooo:paragraph-rsid="0090f9c8"/>
    </style:style>
    <style:style style:name="P16" style:family="paragraph" style:parent-style-name="Standard">
      <style:paragraph-properties fo:margin-left="0.72cm" fo:margin-right="0cm" fo:text-indent="0cm" style:auto-text-indent="false"/>
      <style:text-properties style:font-name="Ubuntu" officeooo:rsid="008868e1" officeooo:paragraph-rsid="009e9bc4"/>
    </style:style>
    <style:style style:name="P17" style:family="paragraph" style:parent-style-name="Standard">
      <style:paragraph-properties fo:margin-left="0.72cm" fo:margin-right="0cm" fo:text-align="justify" style:justify-single-word="false" fo:text-indent="0cm" style:auto-text-indent="false"/>
      <style:text-properties style:font-name="Ubuntu" officeooo:rsid="0088f460" officeooo:paragraph-rsid="009433e7"/>
    </style:style>
    <style:style style:name="P18" style:family="paragraph" style:parent-style-name="Standard">
      <style:paragraph-properties fo:margin-left="0.72cm" fo:margin-right="0cm" fo:text-align="justify" style:justify-single-word="false" fo:text-indent="0cm" style:auto-text-indent="false"/>
      <style:text-properties style:font-name="Ubuntu" officeooo:rsid="0088f460" officeooo:paragraph-rsid="0088f460"/>
    </style:style>
    <style:style style:name="P19" style:family="paragraph" style:parent-style-name="Standard">
      <style:paragraph-properties fo:margin-left="0.72cm" fo:margin-right="0cm" fo:text-align="justify" style:justify-single-word="false" fo:text-indent="0cm" style:auto-text-indent="false"/>
      <style:text-properties style:font-name="Ubuntu" officeooo:rsid="0088f460" officeooo:paragraph-rsid="00a65cb2"/>
    </style:style>
    <style:style style:name="P20" style:family="paragraph" style:parent-style-name="Standard">
      <loext:graphic-properties draw:fill="solid" draw:fill-color="#cccccc" draw:opacity="100%"/>
      <style:paragraph-properties fo:margin-left="0.72cm" fo:margin-right="0cm" fo:text-align="center" style:justify-single-word="false" fo:text-indent="0cm" style:auto-text-indent="false" fo:background-color="#cccccc"/>
      <style:text-properties style:font-name="Ubuntu" fo:font-size="14pt" fo:font-weight="bold" officeooo:rsid="009e9bc4" officeooo:paragraph-rsid="009e9bc4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left="0.72cm" fo:margin-right="0cm" fo:text-indent="0cm" style:auto-text-indent="false"/>
      <style:text-properties style:font-name="Ubuntu" officeooo:rsid="00a338f7" officeooo:paragraph-rsid="00a338f7"/>
    </style:style>
    <style:style style:name="P22" style:family="paragraph" style:parent-style-name="Standard">
      <style:paragraph-properties fo:margin-left="0.72cm" fo:margin-right="0cm" fo:text-align="justify" style:justify-single-word="false" fo:text-indent="0cm" style:auto-text-indent="false"/>
      <style:text-properties style:font-name="Ubuntu" officeooo:rsid="008fa296" officeooo:paragraph-rsid="00ac72b2"/>
    </style:style>
    <style:style style:name="P23" style:family="paragraph" style:parent-style-name="Standard">
      <style:paragraph-properties fo:margin-left="0.72cm" fo:margin-right="0cm" fo:text-align="justify" style:justify-single-word="false" fo:text-indent="0cm" style:auto-text-indent="false"/>
      <style:text-properties style:font-name="Ubuntu" officeooo:rsid="008f9493" officeooo:paragraph-rsid="00adffe3"/>
    </style:style>
    <style:style style:name="P24" style:family="paragraph" style:parent-style-name="Standard">
      <style:paragraph-properties fo:margin-left="0.72cm" fo:margin-right="0cm" fo:text-align="justify" style:justify-single-word="false" fo:text-indent="0cm" style:auto-text-indent="false"/>
      <style:text-properties officeooo:paragraph-rsid="0090f9c8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Ubuntu" officeooo:rsid="008fa296" officeooo:paragraph-rsid="00a8f724"/>
    </style:style>
    <style:style style:name="T1" style:family="text">
      <style:text-properties officeooo:rsid="001afe89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afe89" style:font-size-asian="14pt" style:font-weight-asian="bold" style:font-size-complex="14pt" style:font-weight-complex="bold"/>
    </style:style>
    <style:style style:name="T4" style:family="text">
      <style:text-properties officeooo:rsid="003ce67f"/>
    </style:style>
    <style:style style:name="T5" style:family="text">
      <style:text-properties officeooo:rsid="007fb515"/>
    </style:style>
    <style:style style:name="T6" style:family="text">
      <style:text-properties officeooo:rsid="008295da"/>
    </style:style>
    <style:style style:name="T7" style:family="text">
      <style:text-properties style:font-name="Ubuntu" officeooo:rsid="0090f9c8"/>
    </style:style>
    <style:style style:name="T8" style:family="text">
      <style:text-properties style:font-name="Ubuntu" officeooo:rsid="009287d8"/>
    </style:style>
    <style:style style:name="T9" style:family="text">
      <style:text-properties style:font-name="Ubuntu" officeooo:rsid="009793b2"/>
    </style:style>
    <style:style style:name="T10" style:family="text">
      <style:text-properties style:font-name="Ubuntu" officeooo:rsid="00a8f724"/>
    </style:style>
    <style:style style:name="T11" style:family="text">
      <style:text-properties style:font-name="Ubuntu" officeooo:rsid="00abe15b"/>
    </style:style>
    <style:style style:name="T12" style:family="text">
      <style:text-properties style:font-name="Ubuntu" fo:font-style="italic" officeooo:rsid="009287d8" style:font-style-asian="italic" style:font-style-complex="italic"/>
    </style:style>
    <style:style style:name="T13" style:family="text">
      <style:text-properties style:font-name="Ubuntu" officeooo:rsid="00adffe3"/>
    </style:style>
    <style:style style:name="T14" style:family="text">
      <style:text-properties officeooo:rsid="008e1704"/>
    </style:style>
    <style:style style:name="T15" style:family="text">
      <style:text-properties officeooo:rsid="008fa296"/>
    </style:style>
    <style:style style:name="T16" style:family="text">
      <style:text-properties officeooo:rsid="009433e7"/>
    </style:style>
    <style:style style:name="T17" style:family="text">
      <style:text-properties officeooo:rsid="0095bb3d"/>
    </style:style>
    <style:style style:name="T18" style:family="text">
      <style:text-properties officeooo:rsid="009793b2"/>
    </style:style>
    <style:style style:name="T19" style:family="text">
      <style:text-properties officeooo:rsid="0098ffff"/>
    </style:style>
    <style:style style:name="T20" style:family="text">
      <style:text-properties officeooo:rsid="009bf075"/>
    </style:style>
    <style:style style:name="T21" style:family="text">
      <style:text-properties officeooo:rsid="00a41ecf"/>
    </style:style>
    <style:style style:name="T22" style:family="text">
      <style:text-properties officeooo:rsid="00a4eff5"/>
    </style:style>
    <style:style style:name="T23" style:family="text">
      <style:text-properties officeooo:rsid="00a65cb2"/>
    </style:style>
    <style:style style:name="T24" style:family="text">
      <style:text-properties officeooo:rsid="00a8f724"/>
    </style:style>
    <style:style style:name="T25" style:family="text">
      <style:text-properties officeooo:rsid="00ab0ae6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ab0ae6" style:font-style-asian="italic" style:font-style-complex="italic"/>
    </style:style>
    <style:style style:name="T28" style:family="text">
      <style:text-properties fo:font-style="italic" officeooo:rsid="009433e7" style:font-style-asian="italic" style:font-style-complex="italic"/>
    </style:style>
    <style:style style:name="T29" style:family="text">
      <style:text-properties fo:font-style="italic" officeooo:rsid="00ac72b2" style:font-style-asian="italic" style:font-style-complex="italic"/>
    </style:style>
    <style:style style:name="T30" style:family="text">
      <style:text-properties fo:font-style="italic" officeooo:rsid="0095bb3d" style:font-style-asian="italic" style:font-style-complex="italic"/>
    </style:style>
    <style:style style:name="T31" style:family="text">
      <style:text-properties officeooo:rsid="00ab311a"/>
    </style:style>
    <style:style style:name="T32" style:family="text">
      <style:text-properties officeooo:rsid="00ac87e5"/>
    </style:style>
    <style:style style:name="T33" style:family="text">
      <style:text-properties officeooo:rsid="00af9f5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rows-spanned="4" office:value-type="string">
            <text:p text:style-name="P13">Práctica <text:span text:style-name="T5">5. Gestión de la calidad 1</text:span></text:p>
          </table:table-cell>
          <table:table-cell table:style-name="Tabla1.B1" office:value-type="string">
            <text:p text:style-name="P2">Entrega<text:span text:style-name="T1">ble</text:span>: <text:span text:style-name="T19">Captura de pantalla <text:s/>o ficheros <text:s/>con resultados</text:span></text:p>
          </table:table-cell>
        </table:table-row>
        <table:table-row>
          <table:covered-table-cell/>
          <table:table-cell table:style-name="Tabla1.B2" office:value-type="string">
            <text:p text:style-name="P12">Fecha Entrega: <text:span text:style-name="T19">12/3/20</text:span></text:p>
          </table:table-cell>
        </table:table-row>
        <table:table-row>
          <table:covered-table-cell/>
          <table:table-cell table:style-name="Tabla1.B2" office:value-type="string">
            <text:p text:style-name="P12">Equipo: Individual</text:p>
          </table:table-cell>
        </table:table-row>
        <table:table-row>
          <table:covered-table-cell/>
          <table:table-cell table:style-name="Tabla1.B2" office:value-type="string">
            <text:p text:style-name="P14">Herramienta<text:span text:style-name="T4">s</text:span>: <text:span text:style-name="T19">Maven, w3af, Tomcat</text:span></text:p>
          </table:table-cell>
        </table:table-row>
      </table:table>
      <text:p text:style-name="P1"/>
      <text:p text:style-name="P1"><text:span text:style-name="T2">Introducci</text:span><text:span text:style-name="T3">ó</text:span><text:span text:style-name="T2">n</text:span></text:p>
      <text:p text:style-name="P1"/>
      <text:p text:style-name="P10">Esta práctica <text:span text:style-name="T20">es la primera dedicada al Área de Conocimiento de la Calidad. Se centra en</text:span> <text:span text:style-name="T32">automatizar el</text:span> análisis de código, un test unitario y <text:span text:style-name="T33">realizar </text:span>un <text:span text:style-name="T32">escaneo</text:span> http.</text:p>
      <text:p text:style-name="P3"/>
      <text:p text:style-name="P4">Desarrollo de la práctica</text:p>
      <text:p text:style-name="P1"/>
      <text:p text:style-name="P5"/>
      <text:p text:style-name="P9">1.-Instal<text:span text:style-name="T19">ación del servidor</text:span> <text:span text:style-name="T19">Apache Tomcat</text:span> <text:span text:style-name="T19">en el contenedor/equipo propio.</text:span></text:p>
      <text:p text:style-name="P6"/>
      <text:p text:style-name="P8">2.- <text:span text:style-name="T15">Verificación <text:s/></text:span></text:p>
      <text:p text:style-name="P8"/>
      <text:p text:style-name="P17">2.1.-<text:span text:style-name="T16">Integrad </text:span><text:s/><text:span text:style-name="T16">en el proyecto de la práctica 3 de Maven </text:span><text:span text:style-name="T28">(simple</text:span><text:span text:style-name="T16">) una herramienta de análisis de código, como puede ser FindBugs, PMD o SonarQube.</text:span></text:p>
      <text:p text:style-name="P18"/>
      <text:p text:style-name="P19">2.2.-<text:span text:style-name="T23">A nivel de las especificaciones (no es necesario realizar pruebas con ambos), qué diferencias detectas entre la herramienta de análisis de código y esta otra herramienta desarrollada por el SEI: </text:span><text:a xlink:type="simple" xlink:href="https://www.sei.cmu.edu/news-events/news/article.cfm?assetid=524804" text:style-name="Internet_20_link" text:visited-style-name="Visited_20_Internet_20_Link"><text:span text:style-name="T23">https://www.sei.cmu.edu/news-events/news/article.cfm?assetid=524804</text:span></text:a></text:p>
      <text:p text:style-name="P11"/>
      <text:p text:style-name="P23"><text:span text:style-name="T24">2</text:span>.<text:span text:style-name="T24">3</text:span> Test <text:span text:style-name="T18">U</text:span>nitario: <text:span text:style-name="T17">Cread un test unitario básico dentro del proyecto de la práctica 3 </text:span><text:span text:style-name="T30">(</text:span><text:span text:style-name="T28">simple</text:span><text:span text:style-name="T16">) <text:s/>de Maven que compruebe un mensaje por consola fijo (un String).</text:span></text:p>
      <text:p text:style-name="P15"/>
      <text:p text:style-name="P24"><text:span text:style-name="T10">2</text:span><text:span text:style-name="T7">.</text:span><text:span text:style-name="T10">4</text:span><text:span text:style-name="T7"> Medir cobertura </text:span><text:span text:style-name="T8">del proyecto </text:span><text:span text:style-name="T13">tras</text:span><text:span text:style-name="T8"> añadi</text:span><text:span text:style-name="T13">r</text:span><text:span text:style-name="T8"> el Test Unitario </text:span><text:span text:style-name="T9">anterior</text:span><text:span text:style-name="T8">. Se recomienda emplear </text:span><text:span text:style-name="T11">la herramienta </text:span><text:span text:style-name="T12"><text:s/></text:span><text:span text:style-name="Source_20_Text"><text:span text:style-name="T26">maven-cobertura-plugin</text:span></text:span></text:p>
      <text:p text:style-name="P15"/>
      <text:p text:style-name="P25">3.-Validación</text:p>
      <text:p text:style-name="P22">3.<text:span text:style-name="T24">1</text:span>-Añadid al servlet/<text:span text:style-name="T23">jsp</text:span> generado en la practica 3 de Maven <text:span text:style-name="T16">(</text:span><text:span text:style-name="T28">simple</text:span><text:span text:style-name="T29">webapp</text:span><text:span text:style-name="T16">) <text:s/></text:span>una respuesta fija ante cualquier llamada http (ya sea por GET o POST). Generad e instalad el war en Tomcat y realizad un escaneo con w3af por línea de comando sobre la URL del servlet. <text:s/></text:p>
      <text:p text:style-name="P16"/>
      <text:p text:style-name="P20">Aseguraros de usar la URL correcta. Probad antes con un navegador.</text:p>
      <text:p text:style-name="P20">No uséis otra URL para realizar pruebas porque podéis afectar a otros servicios y puede haber responsabilidades derivadas.</text:p>
      <text:p text:style-name="P16"/>
      <text:p text:style-name="P16"><text:span text:style-name="T16">Más información en </text:span><text:a xlink:type="simple" xlink:href="http://docs.w3af.org/en/latest/scripts.html" text:style-name="Internet_20_link" text:visited-style-name="Visited_20_Internet_20_Link"><text:span text:style-name="T16">http://docs.w3af.org/en/latest/scripts.html</text:span></text:a></text:p>
      <text:p text:style-name="P21">Como <text:s/>script <text:span text:style-name="T21">de prueba usad el siguiente m</text:span>odificando la <text:span text:style-name="T22">URL</text:span>: <text:a xlink:type="simple" xlink:href="https://github.com/andresriancho/w3af/blob/master/scripts/xss_simple.w3af" text:style-name="Internet_20_link" text:visited-style-name="Visited_20_Internet_20_Link">https://github.com/andresriancho/w3af/blob/master/scripts/xss_simple.w3af</text:a> </text:p>
      <text:p text:style-name="P7"/>
      <text:p text:style-name="P7"><text:span text:style-name="T15">4</text:span>.-<text:span text:style-name="T6">Cumplimiento normativo</text:span></text:p>
      <text:p text:style-name="P7"/>
      <text:p text:style-name="P7">Inve<text:span text:style-name="T6">s</text:span>tiga qu<text:span text:style-name="T15">é</text:span> <text:span text:style-name="T6">estándares</text:span> y regulaciones <text:span text:style-name="T15">pueden</text:span> afectar al proyecto <text:span text:style-name="T25">del </text:span><text:span text:style-name="T27">Sistema de control de contaminación</text:span><text:span text:style-name="T25"> </text:span><text:s/>y detall<text:span text:style-name="T14">a</text:span> <text:span text:style-name="T15">e</text:span>n qu<text:span text:style-name="T15">é</text:span> <text:span text:style-name="T31">cuestiones podrían </text:span>afectar<text:span text:style-name="T15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7:53:55.360458719</meta:creation-date>
    <dc:date>2020-03-04T13:58:43.284166341</dc:date>
    <meta:editing-duration>P6DT2M55S</meta:editing-duration>
    <meta:editing-cycles>140</meta:editing-cycles>
    <meta:generator>LibreOffice/6.0.7.3$Linux_X86_64 LibreOffice_project/00m0$Build-3</meta:generator>
    <meta:document-statistic meta:table-count="1" meta:image-count="0" meta:object-count="0" meta:page-count="1" meta:paragraph-count="22" meta:word-count="283" meta:character-count="2005" meta:non-whitespace-character-count="1731"/>
  </office:meta>
</office:document-meta>
</file>